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dient Descen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nefitting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Constant memory</text:p>
            <text:p>128 threads</text:p>
          </table:table-cell>
          <table:table-cell office:value-type="string" calcext:value-type="string">
            <text:p/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py constant</text:p>
          </table:table-cell>
          <table:table-cell office:value-type="string" calcext:value-type="string">
            <text:p>Memcpy global</text:p>
          </table:table-cell>
          <table:table-cell/>
          <table:table-cell office:value-type="string" calcext:value-type="string">
            <text:p>Kernel <text:s/>constant</text:p>
          </table:table-cell>
          <table:table-cell office:value-type="string" calcext:value-type="string">
            <text:p>Kernel global</text:p>
          </table:table-cell>
        </table:table-row>
        <table:table-row table:style-name="ro1">
          <table:table-cell office:value-type="float" office:value="0.020704" calcext:value-type="float">
            <text:p>0.020704</text:p>
          </table:table-cell>
          <table:table-cell office:value-type="float" office:value="0.020032" calcext:value-type="float">
            <text:p>0.020032</text:p>
          </table:table-cell>
          <table:table-cell/>
          <table:table-cell office:value-type="float" office:value="185.841248" calcext:value-type="float">
            <text:p>185.841248</text:p>
          </table:table-cell>
          <table:table-cell office:value-type="float" office:value="158.687515" calcext:value-type="float">
            <text:p>158.687515</text:p>
          </table:table-cell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5.462463" calcext:value-type="float">
            <text:p>185.462463</text:p>
          </table:table-cell>
          <table:table-cell office:value-type="float" office:value="158.38829" calcext:value-type="float">
            <text:p>158.38829</text:p>
          </table:table-cell>
        </table:table-row>
        <table:table-row table:style-name="ro1">
          <table:table-cell office:value-type="float" office:value="0.020992" calcext:value-type="float">
            <text:p>0.020992</text:p>
          </table:table-cell>
          <table:table-cell office:value-type="float" office:value="0.025088" calcext:value-type="float">
            <text:p>0.025088</text:p>
          </table:table-cell>
          <table:table-cell/>
          <table:table-cell office:value-type="float" office:value="186.213852" calcext:value-type="float">
            <text:p>186.213852</text:p>
          </table:table-cell>
          <table:table-cell office:value-type="float" office:value="158.474365" calcext:value-type="float">
            <text:p>158.474365</text:p>
          </table:table-cell>
        </table:table-row>
        <table:table-row table:style-name="ro1">
          <table:table-cell office:value-type="float" office:value="0.02416" calcext:value-type="float">
            <text:p>0.02416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4.391815" calcext:value-type="float">
            <text:p>184.391815</text:p>
          </table:table-cell>
          <table:table-cell office:value-type="float" office:value="158.511993" calcext:value-type="float">
            <text:p>158.511993</text:p>
          </table:table-cell>
        </table:table-row>
        <table:table-row table:style-name="ro1">
          <table:table-cell office:value-type="float" office:value="0.023392" calcext:value-type="float">
            <text:p>0.023392</text:p>
          </table:table-cell>
          <table:table-cell office:value-type="float" office:value="0.020896" calcext:value-type="float">
            <text:p>0.020896</text:p>
          </table:table-cell>
          <table:table-cell/>
          <table:table-cell office:value-type="float" office:value="186.385635" calcext:value-type="float">
            <text:p>186.385635</text:p>
          </table:table-cell>
          <table:table-cell office:value-type="float" office:value="158.560135" calcext:value-type="float">
            <text:p>158.560135</text:p>
          </table:table-cell>
        </table:table-row>
        <table:table-row table:style-name="ro1">
          <table:table-cell office:value-type="float" office:value="0.023552" calcext:value-type="float">
            <text:p>0.023552</text:p>
          </table:table-cell>
          <table:table-cell office:value-type="float" office:value="0.022368" calcext:value-type="float">
            <text:p>0.022368</text:p>
          </table:table-cell>
          <table:table-cell/>
          <table:table-cell office:value-type="float" office:value="184.977921" calcext:value-type="float">
            <text:p>184.977921</text:p>
          </table:table-cell>
          <table:table-cell office:value-type="float" office:value="158.572968" calcext:value-type="float">
            <text:p>158.572968</text:p>
          </table:table-cell>
        </table:table-row>
        <table:table-row table:style-name="ro1">
          <table:table-cell office:value-type="float" office:value="0.020832" calcext:value-type="float">
            <text:p>0.020832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5.732315" calcext:value-type="float">
            <text:p>185.732315</text:p>
          </table:table-cell>
          <table:table-cell office:value-type="float" office:value="158.511429" calcext:value-type="float">
            <text:p>158.511429</text:p>
          </table:table-cell>
        </table:table-row>
        <table:table-row table:style-name="ro1">
          <table:table-cell office:value-type="float" office:value="0.02048" calcext:value-type="float">
            <text:p>0.02048</text:p>
          </table:table-cell>
          <table:table-cell office:value-type="float" office:value="0.022528" calcext:value-type="float">
            <text:p>0.022528</text:p>
          </table:table-cell>
          <table:table-cell/>
          <table:table-cell office:value-type="float" office:value="184.473602" calcext:value-type="float">
            <text:p>184.473602</text:p>
          </table:table-cell>
          <table:table-cell office:value-type="float" office:value="157.627747" calcext:value-type="float">
            <text:p>157.627747</text:p>
          </table:table-cell>
        </table:table-row>
        <table:table-row table:style-name="ro1">
          <table:table-cell office:value-type="float" office:value="0.02384" calcext:value-type="float">
            <text:p>0.02384</text:p>
          </table:table-cell>
          <table:table-cell office:value-type="float" office:value="0.022528" calcext:value-type="float">
            <text:p>0.022528</text:p>
          </table:table-cell>
          <table:table-cell/>
          <table:table-cell office:value-type="float" office:value="185.166534" calcext:value-type="float">
            <text:p>185.166534</text:p>
          </table:table-cell>
          <table:table-cell office:value-type="float" office:value="157.931519" calcext:value-type="float">
            <text:p>157.931519</text:p>
          </table:table-cell>
        </table:table-row>
        <table:table-row table:style-name="ro1">
          <table:table-cell office:value-type="float" office:value="0.021632" calcext:value-type="float">
            <text:p>0.021632</text:p>
          </table:table-cell>
          <table:table-cell office:value-type="float" office:value="0.020544" calcext:value-type="float">
            <text:p>0.020544</text:p>
          </table:table-cell>
          <table:table-cell/>
          <table:table-cell office:value-type="float" office:value="186.137146" calcext:value-type="float">
            <text:p>186.137146</text:p>
          </table:table-cell>
          <table:table-cell office:value-type="float" office:value="158.563385" calcext:value-type="float">
            <text:p>158.563385</text:p>
          </table:table-cell>
        </table:table-row>
        <table:table-row table:style-name="ro1">
          <table:table-cell office:value-type="float" office:value="0.021248" calcext:value-type="float">
            <text:p>0.021248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5.376572" calcext:value-type="float">
            <text:p>185.376572</text:p>
          </table:table-cell>
          <table:table-cell office:value-type="float" office:value="158.27417" calcext:value-type="float">
            <text:p>158.27417</text:p>
          </table:table-cell>
        </table:table-row>
        <table:table-row table:style-name="ro1">
          <table:table-cell office:value-type="float" office:value="0.02128" calcext:value-type="float">
            <text:p>0.02128</text:p>
          </table:table-cell>
          <table:table-cell office:value-type="float" office:value="0.021184" calcext:value-type="float">
            <text:p>0.021184</text:p>
          </table:table-cell>
          <table:table-cell/>
          <table:table-cell office:value-type="float" office:value="185.892929" calcext:value-type="float">
            <text:p>185.892929</text:p>
          </table:table-cell>
          <table:table-cell office:value-type="float" office:value="158.609406" calcext:value-type="float">
            <text:p>158.609406</text:p>
          </table:table-cell>
        </table:table-row>
        <table:table-row table:style-name="ro1">
          <table:table-cell office:value-type="float" office:value="0.021824" calcext:value-type="float">
            <text:p>0.021824</text:p>
          </table:table-cell>
          <table:table-cell office:value-type="float" office:value="0.020928" calcext:value-type="float">
            <text:p>0.020928</text:p>
          </table:table-cell>
          <table:table-cell/>
          <table:table-cell office:value-type="float" office:value="184.905884" calcext:value-type="float">
            <text:p>184.905884</text:p>
          </table:table-cell>
          <table:table-cell office:value-type="float" office:value="158.828537" calcext:value-type="float">
            <text:p>158.828537</text:p>
          </table:table-cell>
        </table:table-row>
        <table:table-row table:style-name="ro1">
          <table:table-cell office:value-type="float" office:value="0.019264" calcext:value-type="float">
            <text:p>0.019264</text:p>
          </table:table-cell>
          <table:table-cell office:value-type="float" office:value="0.02112" calcext:value-type="float">
            <text:p>0.02112</text:p>
          </table:table-cell>
          <table:table-cell/>
          <table:table-cell office:value-type="float" office:value="185.921402" calcext:value-type="float">
            <text:p>185.921402</text:p>
          </table:table-cell>
          <table:table-cell office:value-type="float" office:value="158.514206" calcext:value-type="float">
            <text:p>158.514206</text:p>
          </table:table-cell>
        </table:table-row>
        <table:table-row table:style-name="ro1">
          <table:table-cell office:value-type="float" office:value="0.021664" calcext:value-type="float">
            <text:p>0.021664</text:p>
          </table:table-cell>
          <table:table-cell office:value-type="float" office:value="0.02192" calcext:value-type="float">
            <text:p>0.02192</text:p>
          </table:table-cell>
          <table:table-cell/>
          <table:table-cell office:value-type="float" office:value="184.967361" calcext:value-type="float">
            <text:p>184.967361</text:p>
          </table:table-cell>
          <table:table-cell office:value-type="float" office:value="158.513565" calcext:value-type="float">
            <text:p>158.513565</text:p>
          </table:table-cell>
        </table:table-row>
        <table:table-row table:style-name="ro1">
          <table:table-cell office:value-type="float" office:value="0.02048" calcext:value-type="float">
            <text:p>0.02048</text:p>
          </table:table-cell>
          <table:table-cell office:value-type="float" office:value="0.02096" calcext:value-type="float">
            <text:p>0.02096</text:p>
          </table:table-cell>
          <table:table-cell/>
          <table:table-cell office:value-type="float" office:value="184.792221" calcext:value-type="float">
            <text:p>184.792221</text:p>
          </table:table-cell>
          <table:table-cell office:value-type="float" office:value="158.288666" calcext:value-type="float">
            <text:p>158.288666</text:p>
          </table:table-cell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.02176" calcext:value-type="float">
            <text:p>0.02176</text:p>
          </table:table-cell>
          <table:table-cell/>
          <table:table-cell office:value-type="float" office:value="186.095612" calcext:value-type="float">
            <text:p>186.095612</text:p>
          </table:table-cell>
          <table:table-cell office:value-type="float" office:value="159.475296" calcext:value-type="float">
            <text:p>159.475296</text:p>
          </table:table-cell>
        </table:table-row>
        <table:table-row table:style-name="ro1">
          <table:table-cell office:value-type="float" office:value="0.048736" calcext:value-type="float">
            <text:p>0.048736</text:p>
          </table:table-cell>
          <table:table-cell office:value-type="float" office:value="0.02048" calcext:value-type="float">
            <text:p>0.02048</text:p>
          </table:table-cell>
          <table:table-cell/>
          <table:table-cell office:value-type="float" office:value="185.330429" calcext:value-type="float">
            <text:p>185.330429</text:p>
          </table:table-cell>
          <table:table-cell office:value-type="float" office:value="158.361603" calcext:value-type="float">
            <text:p>158.361603</text:p>
          </table:table-cell>
        </table:table-row>
        <table:table-row table:style-name="ro1">
          <table:table-cell office:value-type="float" office:value="0.047104" calcext:value-type="float">
            <text:p>0.047104</text:p>
          </table:table-cell>
          <table:table-cell office:value-type="float" office:value="0.0216" calcext:value-type="float">
            <text:p>0.0216</text:p>
          </table:table-cell>
          <table:table-cell/>
          <table:table-cell office:value-type="float" office:value="185.992615" calcext:value-type="float">
            <text:p>185.992615</text:p>
          </table:table-cell>
          <table:table-cell office:value-type="float" office:value="158.216263" calcext:value-type="float">
            <text:p>158.216263</text:p>
          </table:table-cell>
        </table:table-row>
        <table:table-row table:style-name="ro1">
          <table:table-cell office:value-type="float" office:value="0.020224" calcext:value-type="float">
            <text:p>0.020224</text:p>
          </table:table-cell>
          <table:table-cell office:value-type="float" office:value="0.022528" calcext:value-type="float">
            <text:p>0.022528</text:p>
          </table:table-cell>
          <table:table-cell/>
          <table:table-cell office:value-type="float" office:value="184.889755" calcext:value-type="float">
            <text:p>184.889755</text:p>
          </table:table-cell>
          <table:table-cell office:value-type="float" office:value="158.789658" calcext:value-type="float">
            <text:p>158.789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20:24:12.625531390</meta:creation-date>
    <dc:date>2022-02-14T20:37:09.733959355</dc:date>
    <meta:editing-duration>PT12M55S</meta:editing-duration>
    <meta:editing-cycles>4</meta:editing-cycles>
    <meta:generator>LibreOffice/6.4.7.2$Linux_X86_64 LibreOffice_project/40$Build-2</meta:generator>
    <meta:document-statistic meta:table-count="1" meta:cell-count="88" meta:object-count="0"/>
  </office:meta>
</office:document-meta>
</file>